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ba3d6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d2d26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ee727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ea0c8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ee727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a8c4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ba3d6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a8c4e" style:font-size-asian="10pt" style:font-size-complex="10pt"/>
    </style:style>
    <style:style style:name="P1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ba3d6" style:font-size-asian="10pt" style:font-size-complex="10pt"/>
    </style:style>
    <style:style style:name="P1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d2d26" style:font-size-asian="10pt" style:font-size-complex="10pt"/>
    </style:style>
    <style:style style:name="P1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d4898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ee727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ea0c8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ee727" style:font-size-asian="10pt" style:font-size-complex="10pt"/>
    </style:style>
    <style:style style:name="T1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officeooo:rsid="001ba3d6"/>
    </style:style>
    <style:style style:name="T6" style:family="text">
      <style:text-properties officeooo:rsid="001d48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1">Diari d'activitats</text:p>
            <text:p text:style-name="P1"/>
            <text:p text:style-name="P2">Nom del projecte: <text:span text:style-name="T5">UlisesMap</text:span></text:p>
            <text:p text:style-name="P15"><text:span text:style-name="T1">Nom d</text:span><text:span text:style-name="T2">'</text:span><text:span text:style-name="T1">alumne</text:span><text:span text:style-name="T2">s</text:span><text:span text:style-name="T1">:</text:span><text:span text:style-name="T3"> </text:span><text:span text:style-name="T4">Oleksandr Dovbysh, Eli Navarro, Sheila Pérez</text:span></text:p>
            <text:p text:style-name="P3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ata</text:p>
          </table:table-cell>
          <table:table-cell table:style-name="Taula1.A2" office:value-type="string">
            <text:p text:style-name="P1">Temps emprat (hores)</text:p>
          </table:table-cell>
          <table:table-cell table:style-name="Taula1.C2" office:value-type="string">
            <text:p text:style-name="P1">Descripció de la tasca</text:p>
          </table:table-cell>
        </table:table-row>
        <table:table-row table:style-name="Taula1.1">
          <table:table-cell table:style-name="Taula1.A3" office:value-type="string">
            <text:p text:style-name="P4">22-abril</text:p>
          </table:table-cell>
          <table:table-cell table:style-name="Taula1.A3" office:value-type="string">
            <text:p text:style-name="P4">4h</text:p>
          </table:table-cell>
          <table:table-cell table:style-name="Taula1.C3" office:value-type="string">
            <text:p text:style-name="P5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4">2h</text:p>
          </table:table-cell>
          <table:table-cell table:style-name="Taula1.C2" office:value-type="string">
            <text:p text:style-name="P14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4">2h</text:p>
          </table:table-cell>
          <table:table-cell table:style-name="Taula1.C2" office:value-type="string">
            <text:p text:style-name="P16">Programar activitats inicials.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7">Fer llista punts d'interè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7">Crear base de dad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7">Crear connexió base de dad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7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7">Crear activitat llista de punts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8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8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8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8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8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8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8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9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9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9">2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9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3">3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19">Afegir punts d'interé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9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9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9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19">Crear JUnit test del clientLoggin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19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9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9">Crear Junit test del convertiro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19">Afegir punts a la base de dades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Habilitar les diferentes opcions de l'activitat Loggin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3h</text:p>
          </table:table-cell>
          <table:table-cell table:style-name="Taula1.C2" office:value-type="string">
            <text:p text:style-name="P21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1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1h</text:p>
          </table:table-cell>
          <table:table-cell table:style-name="Taula1.C2" office:value-type="string">
            <text:p text:style-name="P21">Habilita opció de veure rutes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1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1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1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1h</text:p>
          </table:table-cell>
          <table:table-cell table:style-name="Taula1.C2" office:value-type="string">
            <text:p text:style-name="P21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1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1">Habilita la opció de poder escollir rutes i punts d'interés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/>
          </table:table-cell>
          <table:table-cell table:style-name="Taula1.C2" office:value-type="string">
            <text:p text:style-name="P21">Afegir ciutats i punts d'interés a la base de dad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m Tarragona</meta:initial-creator>
    <meta:creation-date>2010-03-07T02:11:36</meta:creation-date>
    <dc:date>2014-05-23T16:14:44.695599370</dc:date>
    <meta:editing-duration>PT1H31M8S</meta:editing-duration>
    <meta:editing-cycles>11</meta:editing-cycles>
    <meta:generator>LibreOffice/4.1.0.0.beta2$Linux_X86_64 LibreOffice_project/410$Build-0</meta:generator>
    <meta:document-statistic meta:table-count="1" meta:image-count="0" meta:object-count="0" meta:page-count="2" meta:paragraph-count="119" meta:word-count="419" meta:character-count="2416" meta:non-whitespace-character-count="2114"/>
    <meta:user-defined meta:name="Informació 1"/>
    <meta:user-defined meta:name="Informació 2"/>
    <meta:user-defined meta:name="Informació 3"/>
    <meta:user-defined meta:name="Informació 4"/>
  </office:meta>
</office:document-meta>
</file>